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f938e" officeooo:paragraph-rsid="000f93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s/>Projektbezeichnung</text:p>
      <text:p text:style-name="P1"><text:s text:c="4"/>Entwickeln einer Serversoftware inklusive Testclient zur Reservierung von Hotelzimmern</text:p>
      <text:p text:style-name="P1">2. <text:s/>Kurzform der Aufgabenstellung</text:p>
      <text:p text:style-name="P1"><text:s text:c="4"/>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sdaten weiterzureichen. </text:p>
      <text:p text:style-name="P1">Im Rahmen dieses Teilprojekts soll die Serversoftware mit den Schnittstellen zu den mobilen Clients entwickelt werden. Außerdem wird im Rahmen dieses Teilprojekts zum testen der Schnittstellen ein funktionaler Webclient entwickelt. </text:p>
      <text:p text:style-name="P1">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1">3. <text:s/>Zielsetzung entwickeln - Was soll am Ende des Projektes erreicht werden?</text:p>
      <text:p text:style-name="P1"><text:s text:c="4"/>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Teilprojekt entwickelt.</text:p>
      <text:p text:style-name="P1">4.1 Hauptaufgaben auflisten</text:p>
      <text:p text:style-name="P1"><text:s text:c="4"/>1)<text:tab/>Analyse</text:p>
      <text:p text:style-name="P1"><text:s text:c="4"/>2)<text:tab/>Entwurf</text:p>
      <text:p text:style-name="P1"><text:s text:c="4"/>3)<text:tab/>Realisierung</text:p>
      <text:p text:style-name="P1"><text:s text:c="4"/>4)<text:tab/>Test, Abnahme und Einführung</text:p>
      <text:p text:style-name="P1"><text:s text:c="4"/>5)<text:tab/>Dokumentation</text:p>
      <text:p text:style-name="P1">4.2 Teilaufgaben (mit Zeitrahmen) auflisten</text:p>
      <text:p text:style-name="P1"><text:s text:c="4"/>zu 1)<text:tab/></text:p>
      <text:p text:style-name="P1">- <text:s text:c="2"/>Mock-Up analysieren (1h)</text:p>
      <text:p text:style-name="P1">- <text:s text:c="2"/>notwendige Kommunikation zwischen Client und Server ermitteln (2h)</text:p>
      <text:p text:style-name="P1">- <text:s text:c="2"/>Ermittlung von Use-Cases (2h)</text:p>
      <text:p text:style-name="P1">- <text:s text:c="2"/>Beteiligte Entitäten ermitteln (2h)</text:p>
      <text:p text:style-name="P1">- <text:s text:c="2"/>Beziehung der Entitäten ermitteln (2h)</text:p>
      <text:p text:style-name="P1">- <text:s text:c="2"/>Programmablauf ermitteln (2h)<text:tab/></text:p>
      <text:p text:style-name="P1"><text:s text:c="4"/>zu 2)</text:p>
      <text:p text:style-name="P1">- <text:s text:c="2"/>Domänenmodell erstellen (2h)</text:p>
      <text:p text:style-name="P1">- <text:s text:c="2"/>Definition der Endpoints des Webservices (4h)</text:p>
      <text:p text:style-name="P1"><text:s text:c="4"/>zu 3)</text:p>
      <text:p text:style-name="P1">- <text:s text:c="2"/>Implementierung / Realisierung (35h)</text:p>
      <text:p text:style-name="P1"><text:s text:c="4"/>zu 4)</text:p>
      <text:p text:style-name="P1">- <text:s text:c="2"/>Tests durchführen, Debugging (2h)</text:p>
      <text:p text:style-name="P1"><text:s text:c="4"/>zu 5)</text:p>
      <text:p text:style-name="P1">- <text:s text:c="2"/>Erstellen der Dokumentation (16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2:54:03.885000000</meta:creation-date>
    <dc:date>2016-03-04T12:55:19.980000000</dc:date>
    <meta:editing-duration>PT1M21S</meta:editing-duration>
    <meta:editing-cycles>1</meta:editing-cycles>
    <meta:document-statistic meta:table-count="0" meta:image-count="0" meta:object-count="0" meta:page-count="1" meta:paragraph-count="31" meta:word-count="342" meta:character-count="2676" meta:non-whitespace-character-count="2284"/>
    <meta:generator>LibreOffice/5.0.5.2$Windows_X86_64 LibreOffice_project/55b006a02d247b5f7215fc6ea0fde844b30035b3</meta:generator>
  </office:meta>
</office:document-meta>
</file>